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officeooo:rsid="00223f23" officeooo:paragraph-rsid="00223f23"/>
    </style:style>
    <style:style style:name="P2" style:family="paragraph" style:parent-style-name="Text_20_body">
      <style:paragraph-properties fo:text-align="start" style:justify-single-word="false"/>
      <style:text-properties officeooo:rsid="002605db" officeooo:paragraph-rsid="002605db"/>
    </style:style>
    <style:style style:name="P3" style:family="paragraph" style:parent-style-name="Text_20_body">
      <style:paragraph-properties fo:text-align="start" style:justify-single-word="false"/>
      <style:text-properties fo:font-size="15pt" officeooo:rsid="002605db" officeooo:paragraph-rsid="002605db" style:font-size-asian="15pt" style:font-size-complex="15pt"/>
    </style:style>
    <style:style style:name="P4" style:family="paragraph" style:parent-style-name="Text_20_body" style:list-style-name="L1">
      <style:paragraph-properties fo:text-align="start" style:justify-single-word="false"/>
      <style:text-properties officeooo:rsid="00223f23" officeooo:paragraph-rsid="00223f23"/>
    </style:style>
    <style:style style:name="P5" style:family="paragraph" style:parent-style-name="Text_20_body" style:list-style-name="L1">
      <style:paragraph-properties fo:text-align="start" style:justify-single-word="false"/>
      <style:text-properties officeooo:rsid="002605db" officeooo:paragraph-rsid="002605db"/>
    </style:style>
    <style:style style:name="P6" style:family="paragraph" style:parent-style-name="Text_20_body" style:list-style-name="L1">
      <style:paragraph-properties fo:text-align="start" style:justify-single-word="false"/>
      <style:text-properties officeooo:rsid="00243c92" officeooo:paragraph-rsid="002605db"/>
    </style:style>
    <style:style style:name="T1" style:family="text">
      <style:text-properties officeooo:rsid="00243c92"/>
    </style:style>
    <style:style style:name="T2" style:family="text">
      <style:text-properties officeooo:rsid="002605db"/>
    </style:style>
    <style:style style:name="T3" style:family="text">
      <style:text-properties officeooo:rsid="0026dbe7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PRACTICA <text:span text:style-name="T3">16</text:span>. <text:s/>UNION <text:s/>+ <text:s/>LEFT JOIN + WHERE</text:p>
      <text:list xml:id="list8149165693410368992" text:style-name="L1">
        <text:list-header>
          <text:p text:style-name="P4"/>
        </text:list-header>
        <text:list-item>
          <text:p text:style-name="P4">Llistar els productes amb existències no superiors a 200 i no inferiors a 20 de la fàbrica ac<text:span text:style-name="T1">i</text:span> o de la fabrica imm, i els nom dels clients que han comprat aquests productes. <text:span text:style-name="T1">Si algun producte no l'ha comprat ningú ha de sortir sense nom de client.</text:span></text:p>
          <text:p text:style-name="P4"/>
          <text:p text:style-name="P4"/>
        </text:list-item>
        <text:list-item>
          <text:p text:style-name="P5">Llistar la ciutat de cada oficina, el número total de treballadors, el nom del cap de l'oficina i el nom de cadascun dels treballadors (incloent al cap com a treballador).</text:p>
          <text:p text:style-name="P4"/>
          <text:p text:style-name="P4"/>
        </text:list-item>
        <text:list-item>
          <text:p text:style-name="P4">Llistar els noms i preus dels productes de la fàbrica imm i de la fàbrica rei que contenen 'gr' o 'tr' en el seu nom i que valen entre 900 i 5000€, i els noms dels venedors que han venut aquests p<text:span text:style-name="T1">r</text:span>oductes. <text:span text:style-name="T1">Si algun producte no l'ha comprat ningú ha de sortir sense nom venedor.</text:span></text:p>
        </text:list-item>
      </text:list>
      <text:p text:style-name="P1"/>
      <text:p text:style-name="P1"/>
      <text:list xml:id="list193352156319322" text:continue-numbering="true" text:style-name="L1">
        <text:list-item>
          <text:p text:style-name="P5">Llistar els noms dels productes, el número total de ventes que s'ha fet d'aquell producte, la quantitat total d'unitats que s'han venut d'aquell producte, i el nom de cada client que l'ha comprat.</text:p>
        </text:list-item>
      </text:list>
      <text:p text:style-name="P1"/>
      <text:p text:style-name="P1"/>
      <text:list xml:id="list193353343060571" text:continue-numbering="true" text:style-name="L1">
        <text:list-item>
          <text:p text:style-name="P6">Llistar els poductes que <text:span text:style-name="T2">costen més de 1000 o </text:span>no són <text:span text:style-name="T2">ni </text:span>de la fàbrica imm ni de la fàbrica rei, <text:span text:style-name="T2">ni de la fàbrica ací,</text:span> i el total que n'ha comprat cada client. Si algun producte no l'ha comprat ningú ha de sortir sense nom de client.</text:p>
        </text:list-item>
      </text:list>
      <text:p text:style-name="P1"/>
      <text:p text:style-name="P1"/>
      <text:list xml:id="list193352443172888" text:continue-numbering="true" text:style-name="L1">
        <text:list-item>
          <text:p text:style-name="P5">Llistar els codis de fabricants, el número total de productes d'aquell fabricant i el nom de cadascun dels productes.</text:p>
        </text:list-item>
      </text:list>
      <text:p text:style-name="P2"/>
      <text:p text:style-name="P2"/>
      <text:list xml:id="list193353609896715" text:continue-numbering="true" text:style-name="L1">
        <text:list-item>
          <text:p text:style-name="P5">Llistar els venedors i els seus imports totals de ventes, que tinguin més de 30 anys i treballin a l'oficina 12 i els que tinguin més de 20 anys i treballin a l'oficina 21. Llistar els clients a qui ha venut cadascun d'aquests venedor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11T12:13:16.239388007</meta:creation-date>
    <dc:date>2018-02-03T19:33:51.423000000</dc:date>
    <meta:editing-duration>PT1H3M5S</meta:editing-duration>
    <meta:editing-cycles>8</meta:editing-cycles>
    <meta:generator>LibreOffice/4.4.4.3$Windows_x86 LibreOffice_project/2c39ebcf046445232b798108aa8a7e7d89552ea8</meta:generator>
    <meta:document-statistic meta:table-count="0" meta:image-count="0" meta:object-count="0" meta:page-count="1" meta:paragraph-count="8" meta:word-count="291" meta:character-count="1530" meta:non-whitespace-character-count="1251"/>
  </office:meta>
</office:document-meta>
</file>